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5ab13" officeooo:paragraph-rsid="0015ab13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5ab13" officeooo:paragraph-rsid="0015ab13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6efc4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6efc4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6efc4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5ab13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CRIMASA CRIADEROS DE MARISCOS S.A.</text:p>
      <text:p text:style-name="P5">Av. Medardo Angel Silva y Panama </text:p>
      <text:p text:style-name="P5">Teléfono: 04-255 0134 / 04-255 0166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4033660510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143.947,29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528258606426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526724627206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06">
            <text:p text:style-name="P23">75906</text:p>
          </table:table-cell>
          <table:table-cell table:style-name="Tabla1.A2" office:value-type="string">
            <text:p text:style-name="P22">2021.08.17</text:p>
          </table:table-cell>
          <table:table-cell table:style-name="Tabla1.A2" office:value-type="string">
            <text:p text:style-name="P22">138082-138089 </text:p>
          </table:table-cell>
          <table:table-cell table:style-name="Tabla1.B2" office:value-type="float" office:value="15934.05">
            <text:p text:style-name="P23">15934.05</text:p>
          </table:table-cell>
          <table:table-cell table:style-name="Tabla1.B2" office:value-type="float" office:value="15655.2">
            <text:p text:style-name="P23">15655.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43">
            <text:p text:style-name="P23">75943</text:p>
          </table:table-cell>
          <table:table-cell table:style-name="Tabla1.A2" office:value-type="string">
            <text:p text:style-name="P22">2021.08.19</text:p>
          </table:table-cell>
          <table:table-cell table:style-name="Tabla1.B2" office:value-type="float" office:value="138129">
            <text:p text:style-name="P22">138129</text:p>
          </table:table-cell>
          <table:table-cell table:style-name="Tabla1.B2" office:value-type="float" office:value="18050.5">
            <text:p text:style-name="P23">18050.5</text:p>
          </table:table-cell>
          <table:table-cell table:style-name="Tabla1.B2" office:value-type="float" office:value="17734.62">
            <text:p text:style-name="P23">17734.6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36">
            <text:p text:style-name="P23">76036</text:p>
          </table:table-cell>
          <table:table-cell table:style-name="Tabla1.A2" office:value-type="string">
            <text:p text:style-name="P22">2021.08.26</text:p>
          </table:table-cell>
          <table:table-cell table:style-name="Tabla1.B2" office:value-type="float" office:value="138236">
            <text:p text:style-name="P22">138236</text:p>
          </table:table-cell>
          <table:table-cell table:style-name="Tabla1.B2" office:value-type="float" office:value="8820">
            <text:p text:style-name="P23">8820</text:p>
          </table:table-cell>
          <table:table-cell table:style-name="Tabla1.B2" office:value-type="float" office:value="8665.65">
            <text:p text:style-name="P23">8665.6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37">
            <text:p text:style-name="P23">76037</text:p>
          </table:table-cell>
          <table:table-cell table:style-name="Tabla1.A2" office:value-type="string">
            <text:p text:style-name="P22">2021.08.26</text:p>
          </table:table-cell>
          <table:table-cell table:style-name="Tabla1.B2" office:value-type="float" office:value="138236">
            <text:p text:style-name="P22">138236</text:p>
          </table:table-cell>
          <table:table-cell table:style-name="Tabla1.B2" office:value-type="float" office:value="2025.52">
            <text:p text:style-name="P23">2025.52</text:p>
          </table:table-cell>
          <table:table-cell table:style-name="Tabla1.B2" office:value-type="float" office:value="1776.85">
            <text:p text:style-name="P23">1776.8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88">
            <text:p text:style-name="P23">76088</text:p>
          </table:table-cell>
          <table:table-cell table:style-name="Tabla1.A2" office:value-type="string">
            <text:p text:style-name="P22">2021.09.01</text:p>
          </table:table-cell>
          <table:table-cell table:style-name="Tabla1.B2" office:value-type="float" office:value="138267">
            <text:p text:style-name="P22">138267</text:p>
          </table:table-cell>
          <table:table-cell table:style-name="Tabla1.B2" office:value-type="float" office:value="8680">
            <text:p text:style-name="P23">8680</text:p>
          </table:table-cell>
          <table:table-cell table:style-name="Tabla1.B2" office:value-type="float" office:value="8528.1">
            <text:p text:style-name="P23">8528.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26">
            <text:p text:style-name="P23">76226</text:p>
          </table:table-cell>
          <table:table-cell table:style-name="Tabla1.A2" office:value-type="string">
            <text:p text:style-name="P22">2021.09.10</text:p>
          </table:table-cell>
          <table:table-cell table:style-name="Tabla1.B2" office:value-type="float" office:value="138390">
            <text:p text:style-name="P22">138390</text:p>
          </table:table-cell>
          <table:table-cell table:style-name="Tabla1.B2" office:value-type="float" office:value="16254">
            <text:p text:style-name="P23">16254</text:p>
          </table:table-cell>
          <table:table-cell table:style-name="Tabla1.B2" office:value-type="float" office:value="15969.55">
            <text:p text:style-name="P23">15969.5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85">
            <text:p text:style-name="P23">76285</text:p>
          </table:table-cell>
          <table:table-cell table:style-name="Tabla1.A2" office:value-type="string">
            <text:p text:style-name="P22">2021.09.16</text:p>
          </table:table-cell>
          <table:table-cell table:style-name="Tabla1.B2" office:value-type="float" office:value="138533">
            <text:p text:style-name="P22">138533</text:p>
          </table:table-cell>
          <table:table-cell table:style-name="Tabla1.B2" office:value-type="float" office:value="1352.96">
            <text:p text:style-name="P23">1352.96</text:p>
          </table:table-cell>
          <table:table-cell table:style-name="Tabla1.B2" office:value-type="float" office:value="1186.86">
            <text:p text:style-name="P23">1186.8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88">
            <text:p text:style-name="P23">76288</text:p>
          </table:table-cell>
          <table:table-cell table:style-name="Tabla1.A2" office:value-type="string">
            <text:p text:style-name="P22">2021.09.16</text:p>
          </table:table-cell>
          <table:table-cell table:style-name="Tabla1.B2" office:value-type="float" office:value="138532">
            <text:p text:style-name="P22">138532</text:p>
          </table:table-cell>
          <table:table-cell table:style-name="Tabla1.B2" office:value-type="float" office:value="4695.69">
            <text:p text:style-name="P23">4695.69</text:p>
          </table:table-cell>
          <table:table-cell table:style-name="Tabla1.B2" office:value-type="float" office:value="4613.52">
            <text:p text:style-name="P23">4613.5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95">
            <text:p text:style-name="P23">76295</text:p>
          </table:table-cell>
          <table:table-cell table:style-name="Tabla1.A2" office:value-type="string">
            <text:p text:style-name="P22">2021.09.17</text:p>
          </table:table-cell>
          <table:table-cell table:style-name="Tabla1.A2" office:value-type="string">
            <text:p text:style-name="P22">138532-138547 </text:p>
          </table:table-cell>
          <table:table-cell table:style-name="Tabla1.B2" office:value-type="float" office:value="33060.5">
            <text:p text:style-name="P23">33060.5</text:p>
          </table:table-cell>
          <table:table-cell table:style-name="Tabla1.B2" office:value-type="float" office:value="32481.94">
            <text:p text:style-name="P23">32481.94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45">
            <text:p text:style-name="P23">76345</text:p>
          </table:table-cell>
          <table:table-cell table:style-name="Tabla1.A2" office:value-type="string">
            <text:p text:style-name="P22">2021.09.22</text:p>
          </table:table-cell>
          <table:table-cell table:style-name="Tabla1.A2" office:value-type="string">
            <text:p text:style-name="P22">138577-138616 </text:p>
          </table:table-cell>
          <table:table-cell table:style-name="Tabla1.B2" office:value-type="float" office:value="38000">
            <text:p text:style-name="P23">38000</text:p>
          </table:table-cell>
          <table:table-cell table:style-name="Tabla1.B2" office:value-type="float" office:value="37335">
            <text:p text:style-name="P23">37335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143947.29">
            <text:p text:style-name="P24">143947.29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1</meta:editing-cycles>
    <meta:creation-date>2020-12-02T05:52:00</meta:creation-date>
    <dc:date>2021-11-30T12:05:26.237100213</dc:date>
    <meta:editing-duration>PT3H43M32S</meta:editing-duration>
    <meta:generator>LibreOffice/6.4.7.2$Linux_X86_64 LibreOffice_project/40$Build-2</meta:generator>
    <meta:document-statistic meta:table-count="1" meta:image-count="0" meta:object-count="0" meta:page-count="2" meta:paragraph-count="92" meta:word-count="362" meta:character-count="2478" meta:non-whitespace-character-count="2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